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Test.checkNotNull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ecksTest.checkNotNull_null_additonal_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ecksTest.checkNotNull_not_null_additional_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Test.checkNotNull_no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